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36b1" officeooo:paragraph-rsid="000436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project passes all the tests.<text:line-break/>It is implemented by never referencing a a variable, but always walking through the execution path to build the formulas. This is done to avoid issues with the order the variables are written. This results in something that is functionally equivalent, as long as the code is only generated an never manually changed.</text:p>
      <text:p text:style-name="P1"/>
      <text:p text:style-name="P1">The validator validates correct parameter count of external use, and it validates duplicate names as with the last assignment.</text:p>
      <text:p text:style-name="P1"/>
      <text:p text:style-name="P1">The scoping uses nested scopes to best handle shadowing</text:p>
      <text:p text:style-name="P1"/>
      <text:p text:style-name="P1">Repository: <text:a xlink:type="simple" xlink:href="https://github.com/Hounsvad/Sem8/tree/master/ModelDriven/assignment3" text:style-name="Internet_20_link" text:visited-style-name="Visited_20_Internet_20_Link">https://github.com/Hounsvad/Sem8/tree/master/ModelDriven/assignment3</text:a></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30T10:36:03.444338798</meta:creation-date>
    <dc:date>2022-04-30T10:42:06.339374089</dc:date>
    <meta:editing-duration>PT1M56S</meta:editing-duration>
    <meta:editing-cycles>1</meta:editing-cycles>
    <meta:document-statistic meta:table-count="0" meta:image-count="0" meta:object-count="0" meta:page-count="1" meta:paragraph-count="4" meta:word-count="89" meta:character-count="611" meta:non-whitespace-character-count="526"/>
    <meta:generator>LibreOffice/6.4.7.2$Linux_X86_64 LibreOffice_project/40$Build-2</meta:generator>
  </office:meta>
</office:document-meta>
</file>